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nciones<text:line-break/><text:line-break/>function modificar($nombre, $apellidos, $dni, $idusuario, $conexion){ <text:line-break/>$query= "UPDATE usuario SET nombre='$nombre', <text:line-break/>apellidos='$apellidos', <text:line-break/>dni='$dni' <text:line-break/>WHERE idusuario=$idusuario";<text:line-break/>$resultado = mysqli_query($conexion, $query);<text:line-break/>verificar_resultado( $resultado );<text:line-break/>cerrar( $conexion );<text:line-break/>}<text:line-break/><text:line-break/>function eliminar($idusuario, $conexion){<text:line-break/>$query = "UPDATE usuario SET estado = 0 WHERE idusuario = $idusuario";<text:line-break/>$resultado = mysqli_query($conexion, $query);<text:line-break/>verificar_resultado( $resultado );<text:line-break/>cerrar( $conexion );<text:line-break/>}</text:p>
      <text:p text:style-name="Standard"/>
      <text:p text:style-name="Standard">Código<text:line-break/><text:line-break/>var mostrar_mensaje = function( informacion ){<text:line-break/>var texto = "", color = "";<text:line-break/>if( informacion.respuesta == "BIEN" ){<text:line-break/>texto = "&lt;strong&gt;Bien!&lt;/strong&gt; Se han guardado los cambios correctamente.";<text:line-break/>color = "#379911";<text:line-break/>}else if( informacion.respuesta == "ERROR"){<text:line-break/>texto = "&lt;strong&gt;Error&lt;/strong&gt;, no se ejecutó la consulta.";<text:line-break/>color = "#C9302C";<text:line-break/>}else if( informacion.respuesta == "EXISTE" ){<text:line-break/>texto = "&lt;strong&gt;Información!&lt;/strong&gt; el usuario ya existe.";<text:line-break/>color = "#5b94c5";<text:line-break/>}else if( informacion.respuesta == "VACIO" ){<text:line-break/>texto = "&lt;strong&gt;Advertencia!&lt;/strong&gt; debe llenar todos los campos solicitados.";<text:line-break/>color = "#ddb11d";<text:line-break/>}<text:line-break/><text:line-break/>$(".mensaje").html( texto ).css({"color": color });<text:line-break/>$(".mensaje").fadeOut(5000, function(){<text:line-break/>$(this).html("");<text:line-break/>$(this).fadeIn(3000);<text:line-break/>}); <text:line-break/>}<text:line-break/><text:line-break/>var limpiar_datos = function(){<text:line-break/>$("#opcion").val("registrar");<text:line-break/>$("#idusuario").val("");<text:line-break/>$("#nombre").val("").focus();<text:line-break/>$("#apellidos").val("");<text:line-break/>$("#dni").val("");<text:lin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00:38:20.657239623</meta:creation-date>
    <dc:date>2016-10-06T00:40:21.703049618</dc:date>
    <meta:editing-duration>PT2M2S</meta:editing-duration>
    <meta:editing-cycles>1</meta:editing-cycles>
    <meta:document-statistic meta:table-count="0" meta:image-count="0" meta:object-count="0" meta:page-count="1" meta:paragraph-count="2" meta:word-count="156" meta:character-count="1443" meta:non-whitespace-character-count="1279"/>
    <meta:generator>LibreOffice/5.1.4.2$Linux_X86_64 LibreOffice_project/10m0$Build-2</meta:generator>
  </office:meta>
</office:document-meta>
</file>